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51cm" style:use-optimal-column-width="false"/>
    </style:style>
    <style:style style:name="co2" style:family="table-column">
      <style:table-column-properties style:column-width="5.981cm" style:use-optimal-column-width="false"/>
    </style:style>
    <style:style style:name="co3" style:family="table-column">
      <style:table-column-properties style:column-width="12.128cm" style:use-optimal-column-width="false"/>
    </style:style>
    <style:style style:name="co4" style:family="table-column">
      <style:table-column-properties style:column-width="4.406cm" style:use-optimal-column-width="false"/>
    </style:style>
    <style:style style:name="co5" style:family="table-column">
      <style:table-column-properties style:column-width="16.864cm" style:use-optimal-column-width="false"/>
    </style:style>
    <style:style style:name="co6" style:family="table-column">
      <style:table-column-properties style:column-width="3.36cm" style:use-optimal-column-width="false"/>
    </style:style>
    <style:style style:name="co7" style:family="table-column">
      <style:table-column-properties style:column-width="3.764cm" style:use-optimal-column-width="false"/>
    </style:style>
    <style:style style:name="co8" style:family="table-column">
      <style:table-column-properties style:column-width="17.276cm" style:use-optimal-column-width="false"/>
    </style:style>
    <style:style style:name="ro1" style:family="table-row">
      <style:table-row-properties style:row-height="-1.7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2 – The CPU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pplication Drives Architectur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Target applications</text:p>
                <text:list>
                  <text:list-item>
                    <text:p text:style-name="P2">Move around data between 8-bit peripherals</text:p>
                  </text:list-item>
                </text:list>
              </text:list-item>
              <text:list-item>
                <text:p text:style-name="P2">Peripheral set</text:p>
                <text:list>
                  <text:list-item>
                    <text:p text:style-name="P2">Borrowed from Multicomp, etc</text:p>
                    <text:list>
                      <text:list-item>
                        <text:p text:style-name="P2">UART (6850 ACIA)</text:p>
                        <text:list>
                          <text:list-item>
                            <text:p text:style-name="P2">USB-Serial on FPGA card</text:p>
                          </text:list-item>
                        </text:list>
                      </text:list-item>
                      <text:list-item>
                        <text:p text:style-name="P2">VGA monitor</text:p>
                        <text:list>
                          <text:list-item>
                            <text:p text:style-name="P2">VGA on FPGA card</text:p>
                          </text:list-item>
                        </text:list>
                      </text:list-item>
                      <text:list-item>
                        <text:p text:style-name="P2">PS/2?</text:p>
                        <text:list>
                          <text:list-item>
                            <text:p text:style-name="P2">No PS/2 on FPGA card – could use adapter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256 address I/O space, 8 bit peripher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PGA CPU Design Philosoph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 text:style-name="P2">Wider instruction set than 8-bits is easy in FPGAs</text:p>
                    <text:list>
                      <text:list-item>
                        <text:p text:style-name="P2">Cost is memory cells (we have 56 cells of 1KB)</text:p>
                      </text:list-item>
                    </text:list>
                  </text:list-item>
                  <text:list-item>
                    <text:p text:style-name="P2">Opcode field width = function of the number of instructions</text:p>
                    <text:list>
                      <text:list-item>
                        <text:p text:style-name="P2">Go for up to 16 instructions = 4 bit opcode field (nibble)</text:p>
                      </text:list-item>
                    </text:list>
                  </text:list-item>
                  <text:list-item>
                    <text:p text:style-name="P2">1 or 2 Accumulator(s) involve a lot of shuffling</text:p>
                    <text:list>
                      <text:list-item>
                        <text:p text:style-name="P2">Register file is easy in FPGA</text:p>
                      </text:list-item>
                      <text:list-item>
                        <text:p text:style-name="P2">Go for up to 16 registers = 4 bit register select (nibble)</text:p>
                      </text:list-item>
                    </text:list>
                  </text:list-item>
                  <text:list-item>
                    <text:p text:style-name="P2">Immediate loads match peripheral data size</text:p>
                    <text:list>
                      <text:list-item>
                        <text:p text:style-name="P2">8-bit peripher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Field Design</text:p>
          </draw:text-box>
        </draw:frame>
        <draw:frame draw:style-name="standard" draw:layer="layout" svg:width="21.859cm" svg:height="1.943cm" svg:x="3.358cm" svg:y="3.8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15..D12</text:p>
              </table:table-cell>
              <table:table-cell>
                <text:p>D11..D8</text:p>
              </table:table-cell>
              <table:table-cell>
                <text:p>D7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Register Number</text:p>
              </table:table-cell>
              <table:table-cell>
                <text:p>Immediate valu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26cm" svg:height="9.365cm" svg:x="1.305cm" svg:y="2.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16-bit instruction</text:p>
                    <text:p text:style-name="P2"/>
                    <text:p text:style-name="P2"/>
                  </text:list-item>
                  <text:list-item>
                    <text:p text:style-name="P2">Some typical Instructions</text:p>
                    <text:list>
                      <text:list-item>
                        <text:p text:style-name="P2">Load register with Immediate Value</text:p>
                      </text:list-item>
                      <text:list-item>
                        <text:p text:style-name="P2">I/O Write from register</text:p>
                      </text:list-item>
                      <text:list-item>
                        <text:p text:style-name="P2">I/O Read into register</text:p>
                      </text:list-item>
                      <text:list-item>
                        <text:p text:style-name="P2">AND register with Immediate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low Control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Need to be able to loop</text:p>
                <text:list>
                  <text:list-item>
                    <text:p>Jump instruction</text:p>
                  </text:list-item>
                </text:list>
              </text:list-item>
              <text:list-item>
                <text:p>Need to be able to conditionally branch</text:p>
                <text:list>
                  <text:list-item>
                    <text:p>AND register with Immediate value used for checking peripheral status</text:p>
                  </text:list-item>
                  <text:list-item>
                    <text:p>Branch on result Zero</text:p>
                  </text:list-item>
                  <text:list-item>
                    <text:p>Could just have Branch on Zero and do jumps</text:p>
                    <text:list>
                      <text:list-item>
                        <text:p>Branch on Not Zero is easy to implement but uses up 1 of the 16 opcodes (implement but keep in back pocket if we need more instruct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rithmetic Logic Unit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ed an ALU to perform AND operation</text:p>
              </text:list-item>
              <text:list-item>
                <text:p>Need a Zero result flag to use with branch instructions</text:p>
                <text:list>
                  <text:list-item>
                    <text:p>Set when ALU instruction is executed</text:p>
                  </text:list-item>
                  <text:list-item>
                    <text:p>Sticky (until next ALU ope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Size / Program Counter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Branches don’t use D11..D8 register field</text:p>
              </text:list-item>
              <text:list-item>
                <text:p>Branches could use full D11..D0</text:p>
                <text:list>
                  <text:list-item>
                    <text:p>Messing around with pages isn’t worth the effort</text:p>
                  </text:list-item>
                </text:list>
              </text:list-item>
              <text:list-item>
                <text:p>Limit program size to 4K words in D11..D0 of opcode</text:p>
                <text:list>
                  <text:list-item>
                    <text:p>Plenty big enough for I/O control programs</text:p>
                  </text:list-item>
                </text:list>
              </text:list-item>
            </text:list>
          </draw:text-box>
        </draw:frame>
        <draw:frame draw:style-name="standard" draw:layer="layout" svg:width="21.269cm" svg:height="2.654cm" svg:x="2.39cm" svg:y="9.62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D15..D12</text:p>
              </table:table-cell>
              <table:table-cell>
                <text:p>D11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Branch address (relative would need adder)</text:p>
                <text:p>Jump absolute add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 (so far)</text:p>
          </draw:text-box>
        </draw:frame>
        <draw:frame draw:style-name="standard" draw:layer="layout" svg:width="24.399cm" svg:height="9.699cm" svg:x="1cm" svg:y="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gray3">
              <table:table-cell>
                <text:p>Nibble</text:p>
              </table:table-cell>
              <table:table-cell>
                <text:p>Opcode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LRI</text:p>
              </table:table-cell>
              <table:table-cell>
                <text:p>LRI</text:p>
              </table:table-cell>
              <table:table-cell>
                <text:p>Load Register Immediate</text:p>
              </table:table-cell>
            </table:table-row>
            <table:table-row table:style-name="ro2" table:default-cell-style-name="gray1">
              <table:table-cell>
                <text:p>ARI</text:p>
              </table:table-cell>
              <table:table-cell>
                <text:p>ARI</text:p>
              </table:table-cell>
              <table:table-cell>
                <text:p>AND Register Immediate</text:p>
              </table:table-cell>
            </table:table-row>
            <table:table-row table:style-name="ro2" table:default-cell-style-name="gray2">
              <table:table-cell/>
              <table:table-cell>
                <text:p>IOW</text:p>
              </table:table-cell>
              <table:table-cell>
                <text:p>I/O Write</text:p>
              </table:table-cell>
            </table:table-row>
            <table:table-row table:style-name="ro2" table:default-cell-style-name="gray1">
              <table:table-cell/>
              <table:table-cell>
                <text:p>IOR</text:p>
              </table:table-cell>
              <table:table-cell>
                <text:p>I/O Read</text:p>
              </table:table-cell>
            </table:table-row>
            <table:table-row table:style-name="ro2" table:default-cell-style-name="gray2">
              <table:table-cell/>
              <table:table-cell>
                <text:p>JMP</text:p>
              </table:table-cell>
              <table:table-cell>
                <text:p>Jump to an address</text:p>
              </table:table-cell>
            </table:table-row>
            <table:table-row table:style-name="ro2" table:default-cell-style-name="gray1">
              <table:table-cell/>
              <table:table-cell>
                <text:p>BEZ</text:p>
              </table:table-cell>
              <table:table-cell>
                <text:p>Branch if last ALU operation result was zero</text:p>
              </table:table-cell>
            </table:table-row>
            <table:table-row table:style-name="ro2" table:default-cell-style-name="gray2">
              <table:table-cell/>
              <table:table-cell>
                <text:p>BNZ</text:p>
              </table:table-cell>
              <table:table-cell>
                <text:p>Branch if last ALU operation result was not zero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ample Application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LOOP</text:p>
                <text:list>
                  <text:list-header>
                    <text:p>IOR Reg0, UART_SR<text:tab/><text:tab/>// Read UART status register<text:line-break/><text:span text:style-name="T1">ARI Reg0, 0x01</text:span><text:span text:style-name="T1"><text:tab/></text:span><text:span text:style-name="T1"><text:tab/></text:span><text:span text:style-name="T1"><text:tab/></text:span><text:span text:style-name="T1">// </text:span>Wait for data present in UART<text:line-break/>BEZ LOOP<text:line-break/>IOR Reg1, UART_DR<text:tab/><text:tab/>// Read UART data into Reg1<text:line-break/>IOW Reg1, VDU_DR<text:tab/><text:tab/>// Write data from Reg1 to VDU<text:line-break/>JMP LOOP<text:tab/><text:tab/><text:tab/><text:tab/><text:tab/>// Repeat forever</text:p>
                  </text:list-header>
                </text:list>
              </text:list-header>
              <text:list-item>
                <text:p>This is actually a useful function! But we will start with a much simpler application – wait for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ieces We Need to Desig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 Program Counter</text:p>
              </text:list-item>
              <text:list-item>
                <text:p>Register file supporting up to 16 8-bit registers</text:p>
              </text:list-item>
              <text:list-item>
                <text:p>ROM for the program</text:p>
              </text:list-item>
              <text:list-item>
                <text:p>Peripheral Bus Interface</text:p>
              </text:list-item>
              <text:list-item>
                <text:p>Control Timing / Opcode decode</text:p>
              </text:list-item>
              <text:list-item>
                <text:p text:style-name="P4">ALU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Count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s Program Counter (PC)</text:p>
              </text:list-item>
              <text:list-item>
                <text:p>Loads 0x000 at reset</text:p>
              </text:list-item>
              <text:list-item>
                <text:p>PC controls</text:p>
                <text:list>
                  <text:list-item>
                    <text:p>Increment counter</text:p>
                  </text:list-item>
                  <text:list-item>
                    <text:p>Load counter for branches or jump instruction</text:p>
                  </text:list-item>
                  <text:list-item>
                    <text:p>Branches will use 12-bit absolute addresses</text:p>
                    <text:list>
                      <text:list-item>
                        <text:p>Relative branching is not necessary</text:p>
                      </text:list-item>
                    </text:list>
                  </text:list-item>
                </text:list>
              </text:list-item>
              <text:list-item>
                <text:p>Relatively small Logic Cell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Simplifying assumptions</text:p>
                <text:list>
                  <text:list-item>
                    <text:p>No register to register transfers</text:p>
                  </text:list-item>
                  <text:list-item>
                    <text:p>Same register that was the source of data for ALU operations is also the destination</text:p>
                    <text:list>
                      <text:list-item>
                        <text:p>To do otherwise would have required multiple register fields in the instruction</text:p>
                      </text:list-item>
                    </text:list>
                  </text:list-item>
                  <text:list-item>
                    <text:p>Opcode bits D11..D8 select the register to be read or written</text:p>
                  </text:list-item>
                  <text:list-item>
                    <text:p>Multiple clock cycles to read and write ALU result back</text:p>
                    <text:list>
                      <text:list-item>
                        <text:p>Implications for Timing C</text:p>
                      </text:list-item>
                      <text:list-item>
                        <text:p>ontrol block</text:p>
                      </text:list-item>
                    </text:list>
                  </text:list-item>
                  <text:list-item>
                    <text:p>Instructions that affect the register file – IOR, IOW, ALU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ROM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ltera has ROM wizard</text:p>
              </text:list-item>
              <text:list-item>
                <text:p>Need to create initialization contents</text:p>
              </text:list-item>
              <text:list-item>
                <text:p>ROM has registered address inputs</text:p>
                <text:list>
                  <text:list-item>
                    <text:p>Adds a clock delay</text:p>
                    <text:list>
                      <text:list-item>
                        <text:p>Control/timing needs to account for this delay</text:p>
                      </text:list-item>
                      <text:list-item>
                        <text:p>Could load one clock before the end of the previous instruction but branches have be finished calcula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8 address bits come from D7..D0 of the opcode</text:p>
              </text:list-item>
              <text:list-item>
                <text:p>Data only goes out from and in to register file</text:p>
                <text:list>
                  <text:list-item>
                    <text:p>Register number is selected by Opcode D11..D8</text:p>
                  </text:list-item>
                </text:list>
              </text:list-item>
              <text:list-item>
                <text:p>8-bits separate data in/out connections</text:p>
                <text:list>
                  <text:list-item>
                    <text:p>No need to tristate</text:p>
                  </text:list-item>
                </text:list>
              </text:list-item>
              <text:list-item>
                <text:p>Need write strobe (most peripherals are designed this way)</text:p>
                <text:list>
                  <text:list-item>
                    <text:p>1 clock wide strobe</text:p>
                  </text:list-item>
                </text:list>
              </text:list-item>
              <text:list-item>
                <text:p>Need read strobe</text:p>
                <text:list>
                  <text:list-item>
                    <text:p>2 clocks wide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Used for ARI – AND register immediate</text:p>
              </text:list-item>
              <text:list-item>
                <text:p>Two 8-bits in</text:p>
                <text:list>
                  <text:list-item>
                    <text:p>One input is immediate value on D7..D0</text:p>
                  </text:list-item>
                  <text:list-item>
                    <text:p>Other input is register selected by D11..D8 from Register file</text:p>
                  </text:list-item>
                </text:list>
              </text:list-item>
              <text:list-item>
                <text:p>One 8-bits out plus Z-bit</text:p>
              </text:list-item>
              <text:list-item>
                <text:p>Opcode determines the ALU operation</text:p>
                <text:list>
                  <text:list-item>
                    <text:p>ARI only instruction so far</text:p>
                  </text:list-item>
                  <text:list-item>
                    <text:p>ORI (OR register immediate) could be added easily</text:p>
                  </text:list-item>
                  <text:list-item>
                    <text:p>ADI (ADD register plus immediate) could be added easi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trol Timing / Opcode De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Program Counter control</text:p>
                <text:list>
                  <text:list-item>
                    <text:p>Inc PC, Load PC</text:p>
                  </text:list-item>
                </text:list>
              </text:list-item>
              <text:list-item>
                <text:p>Register File control</text:p>
                <text:list>
                  <text:list-item>
                    <text:p>Load Register File strobe</text:p>
                  </text:list-item>
                </text:list>
              </text:list-item>
              <text:list-item>
                <text:p>ALU set Z-b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iming / Clock Gener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PGA has 50 MHz clock</text:p>
                <text:list>
                  <text:list-item>
                    <text:p>20 nS</text:p>
                  </text:list-item>
                </text:list>
              </text:list-item>
              <text:list-item>
                <text:p>Need multiple clocks for instruction</text:p>
                <text:list>
                  <text:list-item>
                    <text:p>PC increment</text:p>
                  </text:list-item>
                  <text:list-item>
                    <text:p>ROM address input register &gt; output prop delay</text:p>
                  </text:list-item>
                </text:list>
              </text:list-item>
              <text:list-item>
                <text:p>Use 4 clocks for instruction</text:p>
                <text:list>
                  <text:list-item>
                    <text:p>Code with 2-bit Grey Code for glitch free decodes</text:p>
                    <text:list>
                      <text:list-item>
                        <text:p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esign Methodolog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Design each element as individual VHDL files</text:p>
              </text:list-item>
              <text:list-item>
                <text:p>Combine each element at top level entity</text:p>
              </text:list-item>
              <text:list-item>
                <text:p>Then add top above the entity for peripherals</text:p>
                <text:list>
                  <text:list-item>
                    <text:p>Application specific since it uses application periph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Replace Part 1 function</text:p>
                <text:list>
                  <text:list-item>
                    <text:p>Read KEY0</text:p>
                  </text:list-item>
                  <text:list-item>
                    <text:p>Write out to LED0</text:p>
                  </text:list-item>
                </text:list>
              </text:list-item>
              <text:list-item>
                <text:p>Application Memory Map</text:p>
                <text:list>
                  <text:list-item>
                    <text:p>Address = 0x00 , Read, D0 = KEY0</text:p>
                  </text:list-item>
                  <text:list-item>
                    <text:p>Address = 0x00, Write, D0 = 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>LOOP<text:line-break/><text:tab/><text:tab/><text:tab/>IOR<text:tab/>REG0, 0X00<text:line-break/><text:tab/><text:tab/><text:tab/>IOW<text:tab/>REG0, 0X00<text:line-break/><text:tab/><text:tab/><text:tab/>JMP<text:tab/>LOOP</text:p>
              </text:list-header>
              <text:list-item>
                <text:p>Easy to test – already have the entity from Part 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0:44:14.570000000</meta:creation-date>
    <meta:editing-duration>PT7H17M35S</meta:editing-duration>
    <meta:editing-cycles>20</meta:editing-cycles>
    <meta:generator>LibreOffice/7.1.3.2$Windows_X86_64 LibreOffice_project/47f78053abe362b9384784d31a6e56f8511eb1c1</meta:generator>
    <dc:title>Blue Curve</dc:title>
    <dc:date>2021-07-09T06:42:52.144000000</dc:date>
    <meta:document-statistic meta:object-count="116"/>
  </office:meta>
</office:document-meta>
</file>